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cc6633" draw:textarea-horizontal-align="center" draw:textarea-vertical-align="middle"/>
    </style:style>
    <style:style style:name="gr4" style:family="graphic" style:parent-style-name="standard">
      <style:graphic-properties draw:fill="solid" draw:fill-color="#ff420e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solid" draw:fill-color="#cc6633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solid" draw:fill-color="#ff420e" draw:textarea-horizontal-align="center" draw:textarea-vertical-align="middle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9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2.5cm" svg:height="0.5cm" svg:x="1cm" svg:y="0.5cm">
          <text:p text:style-name="P1"><text:span text:style-name="T1">RAP</text:span></text:p>
        </draw:rect>
        <draw:rect draw:style-name="gr1" draw:text-style-name="P3" draw:layer="layout" svg:width="2.5cm" svg:height="0.5cm" svg:x="5.5cm" svg:y="0.5cm">
          <text:p text:style-name="P1"><text:span text:style-name="T1">BAT_1</text:span></text:p>
        </draw:rect>
        <draw:rect draw:style-name="gr1" draw:text-style-name="P3" draw:layer="layout" svg:width="2.5cm" svg:height="0.5cm" svg:x="10cm" svg:y="0.5cm">
          <text:p text:style-name="P1"><text:span text:style-name="T1">BAT_2</text:span></text:p>
        </draw:rect>
        <draw:rect draw:style-name="gr1" draw:text-style-name="P3" draw:layer="layout" svg:width="2.5cm" svg:height="0.5cm" svg:x="14.5cm" svg:y="0.5cm">
          <text:p text:style-name="P1"><text:span text:style-name="T1">VG_1</text:span></text:p>
        </draw:rect>
        <draw:rect draw:style-name="gr1" draw:text-style-name="P3" draw:layer="layout" svg:width="2.5cm" svg:height="0.5cm" svg:x="19cm" svg:y="0.5cm">
          <text:p text:style-name="P1"><text:span text:style-name="T1">VG_2</text:span></text:p>
        </draw:rect>
        <draw:rect draw:style-name="gr1" draw:text-style-name="P3" draw:layer="layout" svg:width="2.5cm" svg:height="0.5cm" svg:x="23.5cm" svg:y="0.5cm">
          <text:p text:style-name="P1"><text:span text:style-name="T1">VG_3</text:span></text:p>
        </draw:rect>
        <draw:rect draw:style-name="gr2" draw:text-style-name="P4" draw:layer="layout" svg:width="3.094cm" svg:height="0.5cm" svg:x="3.5cm" svg:y="3cm">
          <text:p/>
        </draw:rect>
        <draw:rect draw:style-name="gr1" draw:text-style-name="P3" draw:layer="layout" svg:width="3.094cm" svg:height="0.5cm" svg:x="6.981cm" svg:y="3cm">
          <text:p text:style-name="P1"><text:span text:style-name="T1">DSBUS_BAT_1</text:span></text:p>
        </draw:rect>
        <draw:rect draw:style-name="gr1" draw:text-style-name="P3" draw:layer="layout" svg:width="3.095cm" svg:height="0.5cm" svg:x="10.462cm" svg:y="3cm">
          <text:p text:style-name="P1"><text:span text:style-name="T1">DSBUS_BAT_2</text:span></text:p>
        </draw:rect>
        <draw:rect draw:style-name="gr1" draw:text-style-name="P3" draw:layer="layout" svg:width="3.095cm" svg:height="0.5cm" svg:x="13.943cm" svg:y="3cm">
          <text:p text:style-name="P1"><text:span text:style-name="T1">DSBUS_VG_1</text:span></text:p>
        </draw:rect>
        <draw:rect draw:style-name="gr1" draw:text-style-name="P3" draw:layer="layout" svg:width="3.094cm" svg:height="0.5cm" svg:x="17.425cm" svg:y="3cm">
          <text:p text:style-name="P1"><text:span text:style-name="T1">DSBUS_GV_2</text:span></text:p>
        </draw:rect>
        <draw:rect draw:style-name="gr1" draw:text-style-name="P3" draw:layer="layout" svg:width="3.094cm" svg:height="0.5cm" svg:x="20.906cm" svg:y="3cm">
          <text:p text:style-name="P1"><text:span text:style-name="T1">DSBUS_VG_3</text:span></text:p>
        </draw:rect>
        <draw:rect draw:style-name="gr1" draw:text-style-name="P3" draw:layer="layout" svg:width="3cm" svg:height="0.5cm" svg:x="12cm" svg:y="4.5cm">
          <text:p text:style-name="P1"><text:span text:style-name="T1">DSBUS_MAIN</text:span></text:p>
        </draw:rect>
        <draw:rect draw:style-name="gr1" draw:text-style-name="P3" draw:layer="layout" svg:width="3.094cm" svg:height="0.5cm" svg:x="3.5cm" svg:y="3cm">
          <text:p text:style-name="P1"><text:span text:style-name="T1">DSBUS_RAP</text:span></text:p>
        </draw:rect>
        <draw:rect draw:style-name="gr3" draw:text-style-name="P3" draw:layer="layout" svg:width="2cm" svg:height="0.5cm" svg:x="1cm" svg:y="7.028cm">
          <text:p text:style-name="P1"><text:span text:style-name="T1">PT_RLS</text:span></text:p>
        </draw:rect>
        <draw:rect draw:style-name="gr3" draw:text-style-name="P3" draw:layer="layout" svg:width="1.988cm" svg:height="0.5cm" svg:x="1cm" svg:y="14cm">
          <text:p text:style-name="P1"><text:span text:style-name="T1">PT_AP</text:span></text:p>
        </draw:rect>
        <draw:rect draw:style-name="gr3" draw:text-style-name="P3" draw:layer="layout" svg:width="2.5cm" svg:height="0.5cm" svg:x="22.5cm" svg:y="7.028cm">
          <text:p text:style-name="P1"><text:span text:style-name="T1">PT_125</text:span></text:p>
        </draw:rect>
        <draw:rect draw:style-name="gr4" draw:text-style-name="P3" draw:layer="layout" svg:width="2.183cm" svg:height="0.5cm" svg:x="6cm" svg:y="7cm">
          <text:p text:style-name="P1"><text:span text:style-name="T1">PO_RAD</text:span></text:p>
        </draw:rect>
        <draw:rect draw:style-name="gr4" draw:text-style-name="P3" draw:layer="layout" svg:width="2.269cm" svg:height="0.5cm" svg:x="14.731cm" svg:y="7.028cm">
          <text:p text:style-name="P1"><text:span text:style-name="T1">PO_STEK</text:span></text:p>
        </draw:rect>
        <draw:rect draw:style-name="gr5" draw:text-style-name="P5" draw:layer="layout" svg:width="2.5cm" svg:height="0.5cm" svg:x="1cm" svg:y="1.5cm">
          <text:p text:style-name="P1"><text:span text:style-name="T2">AZS_RAP</text:span></text:p>
        </draw:rect>
        <draw:rect draw:style-name="gr5" draw:text-style-name="P5" draw:layer="layout" svg:width="2.5cm" svg:height="0.5cm" svg:x="5.5cm" svg:y="1.5cm">
          <text:p text:style-name="P1"><text:span text:style-name="T2">AZ_BAT_1</text:span></text:p>
        </draw:rect>
        <draw:rect draw:style-name="gr5" draw:text-style-name="P5" draw:layer="layout" svg:width="2.5cm" svg:height="0.5cm" svg:x="1cm" svg:y="1.5cm">
          <text:p text:style-name="P1"><text:span text:style-name="T2">AZ_RAP</text:span></text:p>
        </draw:rect>
        <draw:rect draw:style-name="gr5" draw:text-style-name="P5" draw:layer="layout" svg:width="2.5cm" svg:height="0.5cm" svg:x="10cm" svg:y="1.5cm">
          <text:p text:style-name="P1"><text:span text:style-name="T2">AZ_BAT_2</text:span></text:p>
        </draw:rect>
        <draw:rect draw:style-name="gr5" draw:text-style-name="P5" draw:layer="layout" svg:width="2.5cm" svg:height="0.5cm" svg:x="14.5cm" svg:y="1.5cm">
          <text:p text:style-name="P1"><text:span text:style-name="T2">AZ_VG_1</text:span></text:p>
        </draw:rect>
        <draw:rect draw:style-name="gr5" draw:text-style-name="P5" draw:layer="layout" svg:width="2.5cm" svg:height="0.5cm" svg:x="19cm" svg:y="1.5cm">
          <text:p text:style-name="P1"><text:span text:style-name="T2">AZ_VG_2</text:span></text:p>
        </draw:rect>
        <draw:rect draw:style-name="gr5" draw:text-style-name="P5" draw:layer="layout" svg:width="2.5cm" svg:height="0.5cm" svg:x="23.5cm" svg:y="1.5cm">
          <text:p text:style-name="P1"><text:span text:style-name="T2">AZ_VG_3</text:span></text:p>
        </draw:rect>
        <draw:line draw:style-name="gr6" draw:text-style-name="P1" draw:layer="layout" svg:x1="2cm" svg:y1="1cm" svg:x2="2cm" svg:y2="1.5cm">
          <text:p/>
        </draw:line>
        <draw:line draw:style-name="gr6" draw:text-style-name="P1" draw:layer="layout" svg:x1="6.5cm" svg:y1="1cm" svg:x2="6.5cm" svg:y2="1.5cm">
          <text:p/>
        </draw:line>
        <draw:line draw:style-name="gr6" draw:text-style-name="P1" draw:layer="layout" svg:x1="11.5cm" svg:y1="1cm" svg:x2="11.5cm" svg:y2="1.5cm">
          <text:p/>
        </draw:line>
        <draw:line draw:style-name="gr6" draw:text-style-name="P1" draw:layer="layout" svg:x1="16cm" svg:y1="1cm" svg:x2="16cm" svg:y2="1.5cm">
          <text:p/>
        </draw:line>
        <draw:line draw:style-name="gr6" draw:text-style-name="P1" draw:layer="layout" svg:x1="20cm" svg:y1="1cm" svg:x2="20cm" svg:y2="1.5cm">
          <text:p/>
        </draw:line>
        <draw:line draw:style-name="gr6" draw:text-style-name="P1" draw:layer="layout" svg:x1="25cm" svg:y1="1cm" svg:x2="25cm" svg:y2="1.5cm">
          <text:p/>
        </draw:line>
        <draw:line draw:style-name="gr6" draw:text-style-name="P1" draw:layer="layout" svg:x1="2.5cm" svg:y1="2cm" svg:x2="5cm" svg:y2="3cm">
          <text:p/>
        </draw:line>
        <draw:line draw:style-name="gr6" draw:text-style-name="P1" draw:layer="layout" svg:x1="7cm" svg:y1="2cm" svg:x2="8.5cm" svg:y2="3cm">
          <text:p/>
        </draw:line>
        <draw:line draw:style-name="gr6" draw:text-style-name="P1" draw:layer="layout" svg:x1="11cm" svg:y1="2cm" svg:x2="12cm" svg:y2="3cm">
          <text:p/>
        </draw:line>
        <draw:line draw:style-name="gr6" draw:text-style-name="P1" draw:layer="layout" svg:x1="15.5cm" svg:y1="2cm" svg:x2="15.5cm" svg:y2="3cm">
          <text:p/>
        </draw:line>
        <draw:line draw:style-name="gr6" draw:text-style-name="P1" draw:layer="layout" svg:x1="20cm" svg:y1="2cm" svg:x2="19cm" svg:y2="3cm">
          <text:p/>
        </draw:line>
        <draw:line draw:style-name="gr6" draw:text-style-name="P1" draw:layer="layout" svg:x1="24.5cm" svg:y1="2cm" svg:x2="22.5cm" svg:y2="3cm">
          <text:p/>
        </draw:line>
        <draw:line draw:style-name="gr6" draw:text-style-name="P1" draw:layer="layout" svg:x1="5cm" svg:y1="3.5cm" svg:x2="12cm" svg:y2="5cm">
          <text:p/>
        </draw:line>
        <draw:line draw:style-name="gr6" draw:text-style-name="P1" draw:layer="layout" svg:x1="8.5cm" svg:y1="3.5cm" svg:x2="12cm" svg:y2="4.5cm">
          <text:p/>
        </draw:line>
        <draw:line draw:style-name="gr6" draw:text-style-name="P1" draw:layer="layout" svg:x1="12cm" svg:y1="3.5cm" svg:x2="13cm" svg:y2="4.5cm">
          <text:p/>
        </draw:line>
        <draw:line draw:style-name="gr6" draw:text-style-name="P1" draw:layer="layout" svg:x1="15.5cm" svg:y1="3.5cm" svg:x2="14cm" svg:y2="4.5cm">
          <text:p/>
        </draw:line>
        <draw:line draw:style-name="gr6" draw:text-style-name="P1" draw:layer="layout" svg:x1="19cm" svg:y1="3.5cm" svg:x2="15cm" svg:y2="4.5cm">
          <text:p/>
        </draw:line>
        <draw:line draw:style-name="gr6" draw:text-style-name="P1" draw:layer="layout" svg:x1="22.5cm" svg:y1="3.5cm" svg:x2="15cm" svg:y2="5cm">
          <text:p/>
        </draw:line>
        <draw:rect draw:style-name="gr3" draw:text-style-name="P6" draw:layer="layout" svg:width="2.5cm" svg:height="0.5cm" svg:x="0.5cm" svg:y="6cm">
          <text:p text:style-name="P1"><text:span text:style-name="T3">AZ_PT_RLS</text:span></text:p>
        </draw:rect>
        <draw:rect draw:style-name="gr3" draw:text-style-name="P6" draw:layer="layout" svg:width="2.5cm" svg:height="0.5cm" svg:x="1cm" svg:y="12.5cm">
          <text:p text:style-name="P1"><text:span text:style-name="T3">AZ_PT_AP</text:span></text:p>
        </draw:rect>
        <draw:rect draw:style-name="gr4" draw:text-style-name="P6" draw:layer="layout" svg:width="3cm" svg:height="0.5cm" svg:x="6cm" svg:y="6cm">
          <text:p text:style-name="P1"><text:span text:style-name="T3">AZ_PO_RAD</text:span></text:p>
        </draw:rect>
        <draw:rect draw:style-name="gr3" draw:text-style-name="P6" draw:layer="layout" svg:width="3cm" svg:height="0.5cm" svg:x="22.5cm" svg:y="6cm">
          <text:p text:style-name="P1"><text:span text:style-name="T3">AZ_PT_125</text:span></text:p>
        </draw:rect>
        <draw:line draw:style-name="gr7" draw:text-style-name="P1" draw:layer="layout" svg:x1="12cm" svg:y1="5cm" svg:x2="2cm" svg:y2="5cm">
          <text:p/>
        </draw:line>
        <draw:line draw:style-name="gr7" draw:text-style-name="P1" draw:layer="layout" svg:x1="12.5cm" svg:y1="5cm" svg:x2="5.5cm" svg:y2="5.5cm">
          <text:p/>
        </draw:line>
        <draw:line draw:style-name="gr7" draw:text-style-name="P1" draw:layer="layout" svg:x1="13cm" svg:y1="5cm" svg:x2="7.5cm" svg:y2="6cm">
          <text:p/>
        </draw:line>
        <draw:line draw:style-name="gr7" draw:text-style-name="P1" draw:layer="layout" svg:x1="15cm" svg:y1="5cm" svg:x2="24cm" svg:y2="6cm">
          <text:p/>
        </draw:line>
        <draw:line draw:style-name="gr7" draw:text-style-name="P1" draw:layer="layout" svg:x1="14cm" svg:y1="5cm" svg:x2="15.5cm" svg:y2="6cm">
          <text:p/>
        </draw:line>
        <draw:line draw:style-name="gr7" draw:text-style-name="P1" draw:layer="layout" svg:x1="1.5cm" svg:y1="6.5cm" svg:x2="1.5cm" svg:y2="7cm">
          <text:p/>
        </draw:line>
        <draw:line draw:style-name="gr7" draw:text-style-name="P1" draw:layer="layout" svg:x1="2cm" svg:y1="13cm" svg:x2="2cm" svg:y2="14cm">
          <text:p/>
        </draw:line>
        <draw:line draw:style-name="gr7" draw:text-style-name="P1" draw:layer="layout" svg:x1="7cm" svg:y1="6.5cm" svg:x2="7cm" svg:y2="7cm">
          <text:p/>
        </draw:line>
        <draw:line draw:style-name="gr7" draw:text-style-name="P1" draw:layer="layout" svg:x1="16cm" svg:y1="6.5cm" svg:x2="16cm" svg:y2="7cm">
          <text:p/>
        </draw:line>
        <draw:rect draw:style-name="gr4" draw:text-style-name="P6" draw:layer="layout" svg:width="3cm" svg:height="0.5cm" svg:x="14.6cm" svg:y="6cm">
          <text:p text:style-name="P1"><text:span text:style-name="T3">AZ_PO_STEK</text:span></text:p>
        </draw:rect>
        <draw:line draw:style-name="gr8" draw:text-style-name="P1" draw:layer="layout" svg:x1="1cm" svg:y1="7.5cm" svg:x2="1cm" svg:y2="10.5cm">
          <text:p/>
        </draw:line>
        <draw:line draw:style-name="gr8" draw:text-style-name="P1" draw:layer="layout" svg:x1="1cm" svg:y1="14.472cm" svg:x2="1cm" svg:y2="19.972cm">
          <text:p/>
        </draw:line>
        <draw:line draw:style-name="gr8" draw:text-style-name="P1" draw:layer="layout" svg:x1="6.183cm" svg:y1="7.472cm" svg:x2="6.183cm" svg:y2="19.972cm">
          <text:p/>
        </draw:line>
        <draw:rect draw:style-name="gr3" draw:text-style-name="P7" draw:layer="layout" svg:width="1.5cm" svg:height="0.5cm" svg:x="1.5cm" svg:y="8cm">
          <text:p text:style-name="P1"><text:span text:style-name="T4">AZ_GMK</text:span></text:p>
        </draw:rect>
        <draw:rect draw:style-name="gr3" draw:text-style-name="P7" draw:layer="layout" svg:width="1cm" svg:height="0.5cm" svg:x="3.5cm" svg:y="8cm">
          <text:p text:style-name="P1"><text:span text:style-name="T4">GMK</text:span></text:p>
        </draw:rect>
        <draw:rect draw:style-name="gr3" draw:text-style-name="P7" draw:layer="layout" svg:width="1.5cm" svg:height="0.5cm" svg:x="1.5cm" svg:y="9cm">
          <text:p text:style-name="P1"><text:span text:style-name="T4">AZ_AGD_L</text:span></text:p>
        </draw:rect>
        <draw:rect draw:style-name="gr3" draw:text-style-name="P7" draw:layer="layout" svg:width="1cm" svg:height="0.5cm" svg:x="3.5cm" svg:y="9cm">
          <text:p text:style-name="P1"><text:span text:style-name="T4">AGD_L</text:span></text:p>
        </draw:rect>
        <draw:rect draw:style-name="gr3" draw:text-style-name="P7" draw:layer="layout" svg:width="2cm" svg:height="0.5cm" svg:x="1.5cm" svg:y="10cm">
          <text:p text:style-name="P1"><text:span text:style-name="T4">VK_GROZA</text:span></text:p>
        </draw:rect>
        <draw:rect draw:style-name="gr3" draw:text-style-name="P7" draw:layer="layout" svg:width="1cm" svg:height="0.5cm" svg:x="4cm" svg:y="10cm">
          <text:p text:style-name="P1"><text:span text:style-name="T4">GROZA</text:span></text:p>
        </draw:rect>
        <draw:line draw:style-name="gr7" draw:text-style-name="P1" draw:layer="layout" svg:x1="1cm" svg:y1="10.5cm" svg:x2="1.5cm" svg:y2="10.5cm">
          <text:p/>
        </draw:line>
        <draw:line draw:style-name="gr7" draw:text-style-name="P1" draw:layer="layout" svg:x1="1cm" svg:y1="9cm" svg:x2="1.5cm" svg:y2="9cm">
          <text:p/>
        </draw:line>
        <draw:line draw:style-name="gr7" draw:text-style-name="P1" draw:layer="layout" svg:x1="1cm" svg:y1="8cm" svg:x2="1.5cm" svg:y2="8cm">
          <text:p/>
        </draw:line>
        <draw:line draw:style-name="gr7" draw:text-style-name="P1" draw:layer="layout" svg:x1="3cm" svg:y1="8.5cm" svg:x2="3.5cm" svg:y2="8.5cm">
          <text:p/>
        </draw:line>
        <draw:line draw:style-name="gr7" draw:text-style-name="P1" draw:layer="layout" svg:x1="3cm" svg:y1="9.5cm" svg:x2="3.5cm" svg:y2="9.5cm">
          <text:p/>
        </draw:line>
        <draw:line draw:style-name="gr7" draw:text-style-name="P1" draw:layer="layout" svg:x1="3.5cm" svg:y1="10.5cm" svg:x2="4cm" svg:y2="10.5cm">
          <text:p/>
        </draw:line>
        <draw:rect draw:style-name="gr3" draw:text-style-name="P7" draw:layer="layout" svg:width="1cm" svg:height="0.5cm" svg:x="3.5cm" svg:y="15.272cm">
          <text:p text:style-name="P1"><text:span text:style-name="T4">AGD_R</text:span></text:p>
        </draw:rect>
        <draw:line draw:style-name="gr7" draw:text-style-name="P1" draw:layer="layout" svg:x1="3cm" svg:y1="15.472cm" svg:x2="3.5cm" svg:y2="15.472cm">
          <text:p/>
        </draw:line>
        <draw:rect draw:style-name="gr3" draw:text-style-name="P7" draw:layer="layout" svg:width="1.5cm" svg:height="0.5cm" svg:x="1.5cm" svg:y="15.272cm">
          <text:p text:style-name="P1"><text:span text:style-name="T4">AZ_AGD_R</text:span></text:p>
        </draw:rect>
        <draw:rect draw:style-name="gr3" draw:text-style-name="P7" draw:layer="layout" svg:width="2cm" svg:height="0.5cm" svg:x="1.5cm" svg:y="16.372cm">
          <text:p text:style-name="P1"><text:span text:style-name="T4">VK_OB_MSRP</text:span></text:p>
        </draw:rect>
        <draw:rect draw:style-name="gr3" draw:text-style-name="P7" draw:layer="layout" svg:width="1cm" svg:height="0.5cm" svg:x="2cm" svg:y="18.372cm">
          <text:p text:style-name="P1"><text:span text:style-name="T4">MSRP</text:span></text:p>
        </draw:rect>
        <draw:rect draw:style-name="gr3" draw:text-style-name="P7" draw:layer="layout" svg:width="2cm" svg:height="0.5cm" svg:x="1.5cm" svg:y="17.372cm">
          <text:p text:style-name="P1"><text:span text:style-name="T4">VK_MSRP</text:span></text:p>
        </draw:rect>
        <draw:line draw:style-name="gr7" draw:text-style-name="P1" draw:layer="layout" svg:x1="1cm" svg:y1="15.472cm" svg:x2="1.5cm" svg:y2="15.472cm">
          <text:p/>
        </draw:line>
        <draw:line draw:style-name="gr7" draw:text-style-name="P1" draw:layer="layout" svg:x1="1cm" svg:y1="16.472cm" svg:x2="1.5cm" svg:y2="16.472cm">
          <text:p/>
        </draw:line>
        <draw:line draw:style-name="gr7" draw:text-style-name="P1" draw:layer="layout" svg:x1="2.5cm" svg:y1="16.872cm" svg:x2="2.5cm" svg:y2="17.372cm">
          <text:p/>
        </draw:line>
        <draw:line draw:style-name="gr7" draw:text-style-name="P1" draw:layer="layout" svg:x1="2.5cm" svg:y1="17.872cm" svg:x2="2.5cm" svg:y2="18.372cm">
          <text:p/>
        </draw:line>
        <draw:rect draw:style-name="gr4" draw:text-style-name="P7" draw:layer="layout" svg:width="1cm" svg:height="0.5cm" svg:x="6.683cm" svg:y="7.972cm">
          <text:p text:style-name="P1"><text:span text:style-name="T4">UVID_L</text:span></text:p>
        </draw:rect>
        <draw:rect draw:style-name="gr4" draw:text-style-name="P7" draw:layer="layout" svg:width="1cm" svg:height="0.5cm" svg:x="6.683cm" svg:y="8.972cm">
          <text:p text:style-name="P1"><text:span text:style-name="T4">UVID_R</text:span></text:p>
        </draw:rect>
        <draw:rect draw:style-name="gr4" draw:text-style-name="P7" draw:layer="layout" svg:width="1.5cm" svg:height="0.5cm" svg:x="6.683cm" svg:y="9.972cm">
          <text:p text:style-name="P1"><text:span text:style-name="T4">AZ_UKV_1</text:span></text:p>
        </draw:rect>
        <draw:rect draw:style-name="gr4" draw:text-style-name="P7" draw:layer="layout" svg:width="1.5cm" svg:height="0.5cm" svg:x="6.683cm" svg:y="10.972cm">
          <text:p text:style-name="P1"><text:span text:style-name="T4">AZ_UKV_2</text:span></text:p>
        </draw:rect>
        <draw:rect draw:style-name="gr4" draw:text-style-name="P7" draw:layer="layout" svg:width="1cm" svg:height="0.5cm" svg:x="8.683cm" svg:y="9.972cm">
          <text:p text:style-name="P1"><text:span text:style-name="T4">UKV_1</text:span></text:p>
        </draw:rect>
        <draw:rect draw:style-name="gr4" draw:text-style-name="P7" draw:layer="layout" svg:width="1cm" svg:height="0.5cm" svg:x="8.683cm" svg:y="10.972cm">
          <text:p text:style-name="P1"><text:span text:style-name="T4">UKV_2</text:span></text:p>
        </draw:rect>
        <draw:line draw:style-name="gr8" draw:text-style-name="P1" draw:layer="layout" svg:x1="6.183cm" svg:y1="7.972cm" svg:x2="6.683cm" svg:y2="7.972cm">
          <text:p/>
        </draw:line>
        <draw:line draw:style-name="gr8" draw:text-style-name="P1" draw:layer="layout" svg:x1="6.183cm" svg:y1="8.972cm" svg:x2="6.683cm" svg:y2="8.972cm">
          <text:p/>
        </draw:line>
        <draw:line draw:style-name="gr8" draw:text-style-name="P1" draw:layer="layout" svg:x1="6.183cm" svg:y1="9.972cm" svg:x2="6.683cm" svg:y2="9.972cm">
          <text:p/>
        </draw:line>
        <draw:line draw:style-name="gr8" draw:text-style-name="P1" draw:layer="layout" svg:x1="6.183cm" svg:y1="10.972cm" svg:x2="6.683cm" svg:y2="10.972cm">
          <text:p/>
        </draw:line>
        <draw:line draw:style-name="gr8" draw:text-style-name="P1" draw:layer="layout" svg:x1="8.183cm" svg:y1="9.972cm" svg:x2="8.683cm" svg:y2="9.972cm">
          <text:p/>
        </draw:line>
        <draw:line draw:style-name="gr8" draw:text-style-name="P1" draw:layer="layout" svg:x1="8.183cm" svg:y1="10.972cm" svg:x2="8.683cm" svg:y2="10.972cm">
          <text:p/>
        </draw:line>
        <draw:rect draw:style-name="gr4" draw:text-style-name="P7" draw:layer="layout" svg:width="1cm" svg:height="0.5cm" svg:x="6.683cm" svg:y="11.972cm">
          <text:p text:style-name="P1"><text:span text:style-name="T4">SGU</text:span></text:p>
        </draw:rect>
        <draw:rect draw:style-name="gr4" draw:text-style-name="P7" draw:layer="layout" svg:width="1cm" svg:height="0.5cm" svg:x="8.683cm" svg:y="13.972cm">
          <text:p text:style-name="P1"><text:span text:style-name="T4">ARK_2</text:span></text:p>
        </draw:rect>
        <draw:rect draw:style-name="gr4" draw:text-style-name="P7" draw:layer="layout" svg:width="1cm" svg:height="0.5cm" svg:x="8.683cm" svg:y="12.972cm">
          <text:p text:style-name="P1"><text:span text:style-name="T4">ARK_1</text:span></text:p>
        </draw:rect>
        <draw:line draw:style-name="gr8" draw:text-style-name="P1" draw:layer="layout" svg:x1="6.183cm" svg:y1="11.972cm" svg:x2="6.683cm" svg:y2="11.972cm">
          <text:p/>
        </draw:line>
        <draw:rect draw:style-name="gr4" draw:text-style-name="P7" draw:layer="layout" svg:width="1.5cm" svg:height="0.5cm" svg:x="6.683cm" svg:y="12.972cm">
          <text:p text:style-name="P1"><text:span text:style-name="T4">AZ_ARK_1</text:span></text:p>
        </draw:rect>
        <draw:rect draw:style-name="gr4" draw:text-style-name="P7" draw:layer="layout" svg:width="1.5cm" svg:height="0.5cm" svg:x="6.683cm" svg:y="13.972cm">
          <text:p text:style-name="P1"><text:span text:style-name="T4">AZ_ARK_2</text:span></text:p>
        </draw:rect>
        <draw:line draw:style-name="gr8" draw:text-style-name="P1" draw:layer="layout" svg:x1="6.183cm" svg:y1="12.972cm" svg:x2="6.683cm" svg:y2="12.972cm">
          <text:p/>
        </draw:line>
        <draw:line draw:style-name="gr8" draw:text-style-name="P1" draw:layer="layout" svg:x1="6.183cm" svg:y1="13.972cm" svg:x2="6.683cm" svg:y2="13.972cm">
          <text:p/>
        </draw:line>
        <draw:line draw:style-name="gr8" draw:text-style-name="P1" draw:layer="layout" svg:x1="8.183cm" svg:y1="12.972cm" svg:x2="8.683cm" svg:y2="12.972cm">
          <text:p/>
        </draw:line>
        <draw:line draw:style-name="gr8" draw:text-style-name="P1" draw:layer="layout" svg:x1="8.183cm" svg:y1="13.972cm" svg:x2="8.683cm" svg:y2="13.972cm">
          <text:p/>
        </draw:line>
        <draw:rect draw:style-name="gr4" draw:text-style-name="P7" draw:layer="layout" svg:width="1cm" svg:height="0.5cm" svg:x="8.683cm" svg:y="14.972cm">
          <text:p text:style-name="P1"><text:span text:style-name="T4">RV_3</text:span></text:p>
        </draw:rect>
        <draw:rect draw:style-name="gr4" draw:text-style-name="P7" draw:layer="layout" svg:width="1.5cm" svg:height="0.5cm" svg:x="6.683cm" svg:y="14.972cm">
          <text:p text:style-name="P1"><text:span text:style-name="T4">AZ_RV_3</text:span></text:p>
        </draw:rect>
        <draw:line draw:style-name="gr8" draw:text-style-name="P1" draw:layer="layout" svg:x1="6.183cm" svg:y1="14.972cm" svg:x2="6.683cm" svg:y2="14.972cm">
          <text:p/>
        </draw:line>
        <draw:line draw:style-name="gr8" draw:text-style-name="P1" draw:layer="layout" svg:x1="8.183cm" svg:y1="14.972cm" svg:x2="8.683cm" svg:y2="14.972cm">
          <text:p/>
        </draw:line>
        <draw:rect draw:style-name="gr4" draw:text-style-name="P7" draw:layer="layout" svg:width="1.5cm" svg:height="0.5cm" svg:x="6.683cm" svg:y="15.972cm">
          <text:p text:style-name="P1"><text:span text:style-name="T4">MARKER</text:span></text:p>
        </draw:rect>
        <draw:line draw:style-name="gr8" draw:text-style-name="P1" draw:layer="layout" svg:x1="6.183cm" svg:y1="15.972cm" svg:x2="6.683cm" svg:y2="15.972cm">
          <text:p/>
        </draw:line>
        <draw:rect draw:style-name="gr4" draw:text-style-name="P7" draw:layer="layout" svg:width="1cm" svg:height="0.5cm" svg:x="8.683cm" svg:y="16.972cm">
          <text:p text:style-name="P1"><text:span text:style-name="T4">KMP_1</text:span></text:p>
        </draw:rect>
        <draw:rect draw:style-name="gr4" draw:text-style-name="P7" draw:layer="layout" svg:width="1.5cm" svg:height="0.5cm" svg:x="6.683cm" svg:y="16.972cm">
          <text:p text:style-name="P1"><text:span text:style-name="T4">AZ_KMP_1</text:span></text:p>
        </draw:rect>
        <draw:rect draw:style-name="gr4" draw:text-style-name="P7" draw:layer="layout" svg:width="1cm" svg:height="0.5cm" svg:x="8.683cm" svg:y="17.972cm">
          <text:p text:style-name="P1"><text:span text:style-name="T4">KMP_2</text:span></text:p>
        </draw:rect>
        <draw:rect draw:style-name="gr4" draw:text-style-name="P7" draw:layer="layout" svg:width="1.5cm" svg:height="0.5cm" svg:x="6.683cm" svg:y="17.972cm">
          <text:p text:style-name="P1"><text:span text:style-name="T4">AZ_KMP_2</text:span></text:p>
        </draw:rect>
        <draw:line draw:style-name="gr8" draw:text-style-name="P1" draw:layer="layout" svg:x1="6.183cm" svg:y1="16.972cm" svg:x2="6.683cm" svg:y2="16.972cm">
          <text:p/>
        </draw:line>
        <draw:line draw:style-name="gr8" draw:text-style-name="P1" draw:layer="layout" svg:x1="8.183cm" svg:y1="16.972cm" svg:x2="8.683cm" svg:y2="16.972cm">
          <text:p/>
        </draw:line>
        <draw:line draw:style-name="gr8" draw:text-style-name="P1" draw:layer="layout" svg:x1="6.183cm" svg:y1="17.972cm" svg:x2="6.683cm" svg:y2="17.972cm">
          <text:p/>
        </draw:line>
        <draw:line draw:style-name="gr8" draw:text-style-name="P1" draw:layer="layout" svg:x1="8.183cm" svg:y1="17.972cm" svg:x2="8.683cm" svg:y2="17.972cm">
          <text:p/>
        </draw:line>
        <draw:rect draw:style-name="gr4" draw:text-style-name="P7" draw:layer="layout" svg:width="1.5cm" svg:height="0.5cm" svg:x="8.683cm" svg:y="18.972cm">
          <text:p text:style-name="P1"><text:span text:style-name="T4">VK_SO_72</text:span></text:p>
        </draw:rect>
        <draw:rect draw:style-name="gr4" draw:text-style-name="P7" draw:layer="layout" svg:width="1.5cm" svg:height="0.5cm" svg:x="6.683cm" svg:y="19.972cm">
          <text:p text:style-name="P1"><text:span text:style-name="T4">VK_TMER</text:span></text:p>
        </draw:rect>
        <draw:rect draw:style-name="gr4" draw:text-style-name="P7" draw:layer="layout" svg:width="1.5cm" svg:height="0.5cm" svg:x="6.683cm" svg:y="18.972cm">
          <text:p text:style-name="P1"><text:span text:style-name="T4">AZ_SO_72</text:span></text:p>
        </draw:rect>
        <draw:line draw:style-name="gr8" draw:text-style-name="P1" draw:layer="layout" svg:x1="6.183cm" svg:y1="18.972cm" svg:x2="6.683cm" svg:y2="18.972cm">
          <text:p/>
        </draw:line>
        <draw:line draw:style-name="gr8" draw:text-style-name="P1" draw:layer="layout" svg:x1="6.183cm" svg:y1="19.972cm" svg:x2="6.683cm" svg:y2="19.972cm">
          <text:p/>
        </draw:line>
        <draw:line draw:style-name="gr8" draw:text-style-name="P1" draw:layer="layout" svg:x1="8.183cm" svg:y1="18.972cm" svg:x2="8.683cm" svg:y2="18.972cm">
          <text:p/>
        </draw:line>
        <draw:rect draw:style-name="gr4" draw:text-style-name="P8" draw:layer="layout" svg:width="2.2cm" svg:height="0.5cm" svg:x="11.3cm" svg:y="7.1cm">
          <text:p text:style-name="P1"><text:span text:style-name="T5">AZ_OB_STEK_SIL_R</text:span></text:p>
        </draw:rect>
        <draw:line draw:style-name="gr8" draw:text-style-name="P1" draw:layer="layout" svg:x1="24cm" svg:y1="6.5cm" svg:x2="24cm" svg:y2="7cm">
          <text:p/>
        </draw:line>
        <draw:rect draw:style-name="gr3" draw:text-style-name="P7" draw:layer="layout" svg:width="1cm" svg:height="0.5cm" svg:x="4.5cm" svg:y="19.772cm">
          <text:p text:style-name="P1"><text:span text:style-name="T4">VK_AP</text:span></text:p>
        </draw:rect>
        <draw:rect draw:style-name="gr3" draw:text-style-name="P7" draw:layer="layout" svg:width="1.5cm" svg:height="0.5cm" svg:x="1.5cm" svg:y="19.772cm">
          <text:p text:style-name="P1"><text:span text:style-name="T4">AZ_AP</text:span></text:p>
        </draw:rect>
        <draw:rect draw:style-name="gr3" draw:text-style-name="P7" draw:layer="layout" svg:width="1cm" svg:height="0.5cm" svg:x="25cm" svg:y="9.1cm">
          <text:p text:style-name="P1"><text:span text:style-name="T4">DA</text:span></text:p>
        </draw:rect>
        <draw:rect draw:style-name="gr3" draw:text-style-name="P7" draw:layer="layout" svg:width="1.5cm" svg:height="0.5cm" svg:x="23cm" svg:y="9.1cm">
          <text:p text:style-name="P1"><text:span text:style-name="T4">AZ_DA</text:span></text:p>
        </draw:rect>
        <draw:line draw:style-name="gr8" draw:text-style-name="P1" draw:layer="layout" svg:x1="23.7cm" svg:y1="7.5cm" svg:x2="23.7cm" svg:y2="9cm">
          <text:p/>
        </draw:line>
        <draw:line draw:style-name="gr8" draw:text-style-name="P1" draw:layer="layout" svg:x1="24.5cm" svg:y1="9.3cm" svg:x2="25cm" svg:y2="9.3cm">
          <text:p/>
        </draw:line>
        <draw:line draw:style-name="gr8" draw:text-style-name="P1" draw:layer="layout" svg:x1="1cm" svg:y1="19.972cm" svg:x2="1.5cm" svg:y2="19.972cm">
          <text:p/>
        </draw:line>
        <draw:line draw:style-name="gr8" draw:text-style-name="P1" draw:layer="layout" svg:x1="3cm" svg:y1="19.972cm" svg:x2="4.5cm" svg:y2="20cm">
          <text:p/>
        </draw:line>
        <draw:line draw:style-name="gr8" draw:text-style-name="P1" draw:layer="layout" svg:x1="15cm" svg:y1="4.5cm" svg:x2="27cm" svg:y2="4.5cm">
          <text:p/>
        </draw:line>
        <draw:line draw:style-name="gr8" draw:text-style-name="P1" draw:layer="layout" svg:x1="27cm" svg:y1="4.5cm" svg:x2="27cm" svg:y2="10cm">
          <text:p/>
        </draw:line>
        <draw:line draw:style-name="gr8" draw:text-style-name="P1" draw:layer="layout" svg:x1="27cm" svg:y1="10cm" svg:x2="12cm" svg:y2="10cm">
          <text:p/>
        </draw:line>
        <draw:rect draw:style-name="gr9" draw:text-style-name="P7" draw:layer="layout" svg:width="2cm" svg:height="0.5cm" svg:x="11cm" svg:y="10.5cm">
          <text:p text:style-name="P1"><text:span text:style-name="T4">AZ_GIDRO</text:span></text:p>
        </draw:rect>
        <draw:line draw:style-name="gr10" draw:text-style-name="P1" draw:layer="layout" svg:x1="10.5cm" svg:y1="11cm" svg:x2="10.5cm" svg:y2="20cm">
          <text:p/>
        </draw:line>
        <draw:rect draw:style-name="gr1" draw:text-style-name="P7" draw:layer="layout" svg:width="2cm" svg:height="0.5cm" svg:x="13.5cm" svg:y="11.5cm">
          <text:p text:style-name="P1"><text:span text:style-name="T4">STAB_L</text:span></text:p>
        </draw:rect>
        <draw:rect draw:style-name="gr1" draw:text-style-name="P7" draw:layer="layout" svg:width="2cm" svg:height="0.5cm" svg:x="13.5cm" svg:y="12.5cm">
          <text:p text:style-name="P1"><text:span text:style-name="T4">STAB_R</text:span></text:p>
        </draw:rect>
        <draw:rect draw:style-name="gr1" draw:text-style-name="P7" draw:layer="layout" svg:width="2cm" svg:height="0.5cm" svg:x="13.5cm" svg:y="13.5cm">
          <text:p text:style-name="P1"><text:span text:style-name="T4">STAB_L_A</text:span></text:p>
        </draw:rect>
        <draw:rect draw:style-name="gr1" draw:text-style-name="P7" draw:layer="layout" svg:width="2cm" svg:height="0.5cm" svg:x="13.5cm" svg:y="14.5cm">
          <text:p text:style-name="P1"><text:span text:style-name="T4">STAB_R_A</text:span></text:p>
        </draw:rect>
        <draw:rect draw:style-name="gr1" draw:text-style-name="P7" draw:layer="layout" svg:width="2cm" svg:height="0.5cm" svg:x="13.5cm" svg:y="15.5cm">
          <text:p text:style-name="P1"><text:span text:style-name="T4">FLAPS</text:span></text:p>
        </draw:rect>
        <draw:rect draw:style-name="gr1" draw:text-style-name="P7" draw:layer="layout" svg:width="2cm" svg:height="0.5cm" svg:x="13.5cm" svg:y="16.5cm">
          <text:p text:style-name="P1"><text:span text:style-name="T4">FLAPS_A</text:span></text:p>
        </draw:rect>
        <draw:rect draw:style-name="gr1" draw:text-style-name="P7" draw:layer="layout" svg:width="2cm" svg:height="0.5cm" svg:x="13.5cm" svg:y="17.5cm">
          <text:p text:style-name="P1"><text:span text:style-name="T4">GEAR</text:span></text:p>
        </draw:rect>
        <draw:rect draw:style-name="gr1" draw:text-style-name="P7" draw:layer="layout" svg:width="2cm" svg:height="0.5cm" svg:x="13.5cm" svg:y="18.5cm">
          <text:p text:style-name="P1"><text:span text:style-name="T4">GEAR_A</text:span></text:p>
        </draw:rect>
        <draw:line draw:style-name="gr10" draw:text-style-name="P1" draw:layer="layout" svg:x1="11cm" svg:y1="11cm" svg:x2="10.5cm" svg:y2="11cm">
          <text:p/>
        </draw:line>
        <draw:line draw:style-name="gr10" draw:text-style-name="P1" draw:layer="layout" svg:x1="10.5cm" svg:y1="12cm" svg:x2="11cm" svg:y2="12cm">
          <text:p/>
        </draw:line>
        <draw:rect draw:style-name="gr9" draw:text-style-name="P7" draw:layer="layout" svg:width="2cm" svg:height="0.5cm" svg:x="11cm" svg:y="19.5cm">
          <text:p text:style-name="P1"><text:span text:style-name="T4">AZ_BUSTER</text:span></text:p>
        </draw:rect>
        <draw:rect draw:style-name="gr1" draw:text-style-name="P7" draw:layer="layout" svg:width="2cm" svg:height="0.5cm" svg:x="13.5cm" svg:y="19.5cm">
          <text:p text:style-name="P1"><text:span text:style-name="T4">RAZV</text:span></text:p>
        </draw:rect>
        <draw:line draw:style-name="gr10" draw:text-style-name="P1" draw:layer="layout" svg:x1="10.5cm" svg:y1="20cm" svg:x2="11cm" svg:y2="20cm">
          <text:p/>
        </draw:line>
        <draw:line draw:style-name="gr10" draw:text-style-name="P1" draw:layer="layout" svg:x1="13cm" svg:y1="20cm" svg:x2="13.5cm" svg:y2="20cm">
          <text:p/>
        </draw:line>
        <draw:line draw:style-name="gr10" draw:text-style-name="P1" draw:layer="layout" svg:x1="10.5cm" svg:y1="16cm" svg:x2="11cm" svg:y2="16cm">
          <text:p/>
        </draw:line>
        <draw:line draw:style-name="gr10" draw:text-style-name="P1" draw:layer="layout" svg:x1="10.5cm" svg:y1="17cm" svg:x2="11cm" svg:y2="17cm">
          <text:p/>
        </draw:line>
        <draw:line draw:style-name="gr10" draw:text-style-name="P1" draw:layer="layout" svg:x1="10.5cm" svg:y1="18cm" svg:x2="11cm" svg:y2="18cm">
          <text:p/>
        </draw:line>
        <draw:line draw:style-name="gr10" draw:text-style-name="P1" draw:layer="layout" svg:x1="10.5cm" svg:y1="19cm" svg:x2="11cm" svg:y2="19cm">
          <text:p/>
        </draw:line>
        <draw:rect draw:style-name="gr9" draw:text-style-name="P7" draw:layer="layout" svg:width="2cm" svg:height="0.5cm" svg:x="11cm" svg:y="10.5cm">
          <text:p text:style-name="P1"><text:span text:style-name="T4">AZ_GIDRO</text:span></text:p>
        </draw:rect>
        <draw:rect draw:style-name="gr9" draw:text-style-name="P7" draw:layer="layout" svg:width="2cm" svg:height="0.5cm" svg:x="11cm" svg:y="11.5cm">
          <text:p text:style-name="P1"><text:span text:style-name="T4">AZ_GIDRO</text:span></text:p>
        </draw:rect>
        <draw:rect draw:style-name="gr9" draw:text-style-name="P7" draw:layer="layout" svg:width="2cm" svg:height="0.5cm" svg:x="11cm" svg:y="11.5cm">
          <text:p text:style-name="P1"><text:span text:style-name="T4">AZ_STAB</text:span></text:p>
        </draw:rect>
        <draw:rect draw:style-name="gr9" draw:text-style-name="P7" draw:layer="layout" svg:width="2cm" svg:height="0.5cm" svg:x="11cm" svg:y="13.5cm">
          <text:p text:style-name="P1"><text:span text:style-name="T4">AZ_GIDRO</text:span></text:p>
        </draw:rect>
        <draw:rect draw:style-name="gr9" draw:text-style-name="P7" draw:layer="layout" svg:width="2cm" svg:height="0.5cm" svg:x="11cm" svg:y="13.5cm">
          <text:p text:style-name="P1"><text:span text:style-name="T4">AZ_STAB_A</text:span></text:p>
        </draw:rect>
        <draw:line draw:style-name="gr10" draw:text-style-name="P1" draw:layer="layout" svg:x1="10.5cm" svg:y1="14cm" svg:x2="11cm" svg:y2="14cm">
          <text:p/>
        </draw:line>
        <draw:line draw:style-name="gr10" draw:text-style-name="P1" draw:layer="layout" svg:x1="13cm" svg:y1="12cm" svg:x2="13.5cm" svg:y2="12cm">
          <text:p/>
        </draw:line>
        <draw:line draw:style-name="gr10" draw:text-style-name="P1" draw:layer="layout" svg:x1="13cm" svg:y1="12cm" svg:x2="13.5cm" svg:y2="13cm">
          <text:p/>
        </draw:line>
        <draw:line draw:style-name="gr10" draw:text-style-name="P1" draw:layer="layout" svg:x1="13cm" svg:y1="14cm" svg:x2="13.5cm" svg:y2="14cm">
          <text:p/>
        </draw:line>
        <draw:line draw:style-name="gr10" draw:text-style-name="P1" draw:layer="layout" svg:x1="13cm" svg:y1="14cm" svg:x2="13.5cm" svg:y2="15cm">
          <text:p/>
        </draw:line>
        <draw:rect draw:style-name="gr9" draw:text-style-name="P7" draw:layer="layout" svg:width="2cm" svg:height="0.5cm" svg:x="11cm" svg:y="15.5cm">
          <text:p text:style-name="P1"><text:span text:style-name="T4">AZ_GIDRO</text:span></text:p>
        </draw:rect>
        <draw:rect draw:style-name="gr9" draw:text-style-name="P7" draw:layer="layout" svg:width="2cm" svg:height="0.5cm" svg:x="11cm" svg:y="15.5cm">
          <text:p text:style-name="P1"><text:span text:style-name="T4">AZ_FLAPS</text:span></text:p>
        </draw:rect>
        <draw:rect draw:style-name="gr9" draw:text-style-name="P7" draw:layer="layout" svg:width="2cm" svg:height="0.5cm" svg:x="11cm" svg:y="16.5cm">
          <text:p text:style-name="P1"><text:span text:style-name="T4">AZ_GIDRO</text:span></text:p>
        </draw:rect>
        <draw:rect draw:style-name="gr9" draw:text-style-name="P7" draw:layer="layout" svg:width="2cm" svg:height="0.5cm" svg:x="11cm" svg:y="16.5cm">
          <text:p text:style-name="P1"><text:span text:style-name="T4">AZ_FLAPS_A</text:span></text:p>
        </draw:rect>
        <draw:line draw:style-name="gr10" draw:text-style-name="P1" draw:layer="layout" svg:x1="13cm" svg:y1="16cm" svg:x2="13.5cm" svg:y2="16cm">
          <text:p/>
        </draw:line>
        <draw:line draw:style-name="gr10" draw:text-style-name="P1" draw:layer="layout" svg:x1="13cm" svg:y1="17cm" svg:x2="13.5cm" svg:y2="17cm">
          <text:p/>
        </draw:line>
        <draw:rect draw:style-name="gr9" draw:text-style-name="P7" draw:layer="layout" svg:width="2cm" svg:height="0.5cm" svg:x="11cm" svg:y="17.5cm">
          <text:p text:style-name="P1"><text:span text:style-name="T4">AZ_GIDRO</text:span></text:p>
        </draw:rect>
        <draw:rect draw:style-name="gr9" draw:text-style-name="P7" draw:layer="layout" svg:width="2cm" svg:height="0.5cm" svg:x="11cm" svg:y="17.5cm">
          <text:p text:style-name="P1"><text:span text:style-name="T4">AZ_GEAR</text:span></text:p>
        </draw:rect>
        <draw:rect draw:style-name="gr9" draw:text-style-name="P7" draw:layer="layout" svg:width="2cm" svg:height="0.5cm" svg:x="11cm" svg:y="18.5cm">
          <text:p text:style-name="P1"><text:span text:style-name="T4">AZ_GIDRO</text:span></text:p>
        </draw:rect>
        <draw:rect draw:style-name="gr9" draw:text-style-name="P7" draw:layer="layout" svg:width="2cm" svg:height="0.5cm" svg:x="11cm" svg:y="18.5cm">
          <text:p text:style-name="P1"><text:span text:style-name="T4">AZ_GEAR_A</text:span></text:p>
        </draw:rect>
        <draw:line draw:style-name="gr10" draw:text-style-name="P1" draw:layer="layout" svg:x1="13cm" svg:y1="18cm" svg:x2="13.5cm" svg:y2="18cm">
          <text:p/>
        </draw:line>
        <draw:line draw:style-name="gr10" draw:text-style-name="P1" draw:layer="layout" svg:x1="13cm" svg:y1="19cm" svg:x2="13.5cm" svg:y2="19cm">
          <text:p/>
        </draw:line>
        <draw:line draw:style-name="gr10" draw:text-style-name="P1" draw:layer="layout" svg:x1="12cm" svg:y1="10cm" svg:x2="12cm" svg:y2="10.5cm">
          <text:p/>
        </draw:line>
        <draw:line draw:style-name="gr10" draw:text-style-name="P1" draw:layer="layout" svg:x1="13cm" svg:y1="11cm" svg:x2="16cm" svg:y2="11cm">
          <text:p/>
        </draw:line>
        <draw:line draw:style-name="gr10" draw:text-style-name="P1" draw:layer="layout" svg:x1="16cm" svg:y1="11cm" svg:x2="16cm" svg:y2="14.5cm">
          <text:p/>
        </draw:line>
        <draw:rect draw:style-name="gr1" draw:text-style-name="P7" draw:layer="layout" svg:width="2cm" svg:height="0.5cm" svg:x="16.5cm" svg:y="12.5cm">
          <text:p text:style-name="P1"><text:span text:style-name="T4">NASOS</text:span></text:p>
        </draw:rect>
        <draw:rect draw:style-name="gr1" draw:text-style-name="P7" draw:layer="layout" svg:width="2cm" svg:height="0.5cm" svg:x="16.5cm" svg:y="11.5cm">
          <text:p text:style-name="P1"><text:span text:style-name="T4">AZ_GIDRO</text:span></text:p>
        </draw:rect>
        <draw:rect draw:style-name="gr1" draw:text-style-name="P7" draw:layer="layout" svg:width="2cm" svg:height="0.5cm" svg:x="16.5cm" svg:y="11.5cm">
          <text:p text:style-name="P1"><text:span text:style-name="T4">AZ_NASOS</text:span></text:p>
        </draw:rect>
        <draw:rect draw:style-name="gr1" draw:text-style-name="P7" draw:layer="layout" svg:width="2cm" svg:height="0.5cm" svg:x="16.5cm" svg:y="15cm">
          <text:p text:style-name="P1"><text:span text:style-name="T4">BREAK_ABS</text:span></text:p>
        </draw:rect>
        <draw:rect draw:style-name="gr1" draw:text-style-name="P7" draw:layer="layout" svg:width="2cm" svg:height="0.5cm" svg:x="16.5cm" svg:y="14cm">
          <text:p text:style-name="P1"><text:span text:style-name="T4">AZ_GIDRO</text:span></text:p>
        </draw:rect>
        <draw:rect draw:style-name="gr1" draw:text-style-name="P7" draw:layer="layout" svg:width="2cm" svg:height="0.5cm" svg:x="16.5cm" svg:y="14cm">
          <text:p text:style-name="P1"><text:span text:style-name="T4">AZ_BREAK</text:span></text:p>
        </draw:rect>
        <draw:line draw:style-name="gr10" draw:text-style-name="P1" draw:layer="layout" svg:x1="16cm" svg:y1="12cm" svg:x2="16.5cm" svg:y2="12cm">
          <text:p/>
        </draw:line>
        <draw:line draw:style-name="gr10" draw:text-style-name="P1" draw:layer="layout" svg:x1="17.5cm" svg:y1="12cm" svg:x2="17.5cm" svg:y2="12.5cm">
          <text:p/>
        </draw:line>
        <draw:line draw:style-name="gr10" draw:text-style-name="P1" draw:layer="layout" svg:x1="16cm" svg:y1="14.5cm" svg:x2="16.5cm" svg:y2="14.5cm">
          <text:p/>
        </draw:line>
        <draw:line draw:style-name="gr10" draw:text-style-name="P1" draw:layer="layout" svg:x1="17.5cm" svg:y1="14.5cm" svg:x2="17.5cm" svg:y2="15cm">
          <text:p/>
        </draw:line>
        <draw:line draw:style-name="gr10" draw:text-style-name="P1" draw:layer="layout" svg:x1="5.5cm" svg:y1="5.5cm" svg:x2="5.5cm" svg:y2="11.5cm">
          <text:p/>
        </draw:line>
        <draw:line draw:style-name="gr10" draw:text-style-name="P1" draw:layer="layout" svg:x1="5.5cm" svg:y1="11.5cm" svg:x2="2cm" svg:y2="11.5cm">
          <text:p/>
        </draw:line>
        <draw:line draw:style-name="gr10" draw:text-style-name="P1" draw:layer="layout" svg:x1="2cm" svg:y1="11.5cm" svg:x2="2cm" svg:y2="12.5cm">
          <text:p/>
        </draw:line>
        <draw:line draw:style-name="gr10" draw:text-style-name="P1" draw:layer="layout" svg:x1="2cm" svg:y1="5cm" svg:x2="2cm" svg:y2="6cm">
          <text:p/>
        </draw:line>
        <draw:rect draw:style-name="gr9" draw:text-style-name="P7" draw:layer="layout" svg:width="2cm" svg:height="0.5cm" svg:x="11cm" svg:y="19.5cm">
          <text:p text:style-name="P1"><text:span text:style-name="T4">AZ_BUSTER</text:span></text:p>
        </draw:rect>
        <draw:line draw:style-name="gr10" draw:text-style-name="P1" draw:layer="layout" svg:x1="19cm" svg:y1="10cm" svg:x2="19cm" svg:y2="20.5cm">
          <text:p/>
        </draw:line>
        <draw:rect draw:style-name="gr1" draw:text-style-name="P9" draw:layer="layout" svg:width="1cm" svg:height="0.4cm" svg:x="22cm" svg:y="10.5cm">
          <text:p text:style-name="P1"><text:span text:style-name="T6">TURBO</text:span></text:p>
        </draw:rect>
        <draw:rect draw:style-name="gr1" draw:text-style-name="P9" draw:layer="layout" svg:width="2cm" svg:height="0.4cm" svg:x="19.5cm" svg:y="10.5cm">
          <text:p text:style-name="P1"><text:span text:style-name="T6">AZ_TURBO</text:span></text:p>
        </draw:rect>
        <draw:line draw:style-name="gr10" draw:text-style-name="P1" draw:layer="layout" svg:x1="21.5cm" svg:y1="10.5cm" svg:x2="22cm" svg:y2="10.5cm">
          <text:p/>
        </draw:line>
        <draw:rect draw:style-name="gr1" draw:text-style-name="P9" draw:layer="layout" svg:width="1.6cm" svg:height="0.4cm" svg:x="19.5cm" svg:y="12cm">
          <text:p text:style-name="P1"><text:span text:style-name="T6">AZ_POS</text:span></text:p>
        </draw:rect>
        <draw:rect draw:style-name="gr1" draw:text-style-name="P9" draw:layer="layout" svg:width="0.8cm" svg:height="0.4cm" svg:x="19.5cm" svg:y="12.9cm">
          <text:p text:style-name="P1"><text:span text:style-name="T6">PRED</text:span></text:p>
        </draw:rect>
        <draw:rect draw:style-name="gr1" draw:text-style-name="P9" draw:layer="layout" svg:width="0.8cm" svg:height="0.4cm" svg:x="20.7cm" svg:y="12.9cm">
          <text:p text:style-name="P1"><text:span text:style-name="T6">POLN</text:span></text:p>
        </draw:rect>
        <draw:rect draw:style-name="gr1" draw:text-style-name="P9" draw:layer="layout" svg:width="1.5cm" svg:height="0.4cm" svg:x="22cm" svg:y="14.1cm">
          <text:p text:style-name="P1"><text:span text:style-name="T6">OB_ENG_2</text:span></text:p>
        </draw:rect>
        <draw:line draw:style-name="gr10" draw:text-style-name="P1" draw:layer="layout" svg:x1="20cm" svg:y1="12.4cm" svg:x2="20cm" svg:y2="12.9cm">
          <text:p/>
        </draw:line>
        <draw:line draw:style-name="gr10" draw:text-style-name="P1" draw:layer="layout" svg:x1="21cm" svg:y1="12.4cm" svg:x2="21cm" svg:y2="12.9cm">
          <text:p/>
        </draw:line>
        <draw:line draw:style-name="gr10" draw:text-style-name="P1" draw:layer="layout" svg:x1="19cm" svg:y1="10.5cm" svg:x2="19.5cm" svg:y2="10.5cm">
          <text:p/>
        </draw:line>
        <draw:line draw:style-name="gr10" draw:text-style-name="P1" draw:layer="layout" svg:x1="19cm" svg:y1="12cm" svg:x2="19.5cm" svg:y2="12cm">
          <text:p/>
        </draw:line>
        <draw:line draw:style-name="gr10" draw:text-style-name="P1" draw:layer="layout" svg:x1="19cm" svg:y1="14.1cm" svg:x2="19.5cm" svg:y2="14.1cm">
          <text:p/>
        </draw:line>
        <draw:rect draw:style-name="gr1" draw:text-style-name="P9" draw:layer="layout" svg:width="2cm" svg:height="0.4cm" svg:x="19.5cm" svg:y="14.1cm">
          <text:p text:style-name="P1"><text:span text:style-name="T6">AZ_OB_ENG_2</text:span></text:p>
        </draw:rect>
        <draw:line draw:style-name="gr10" draw:text-style-name="P1" draw:layer="layout" svg:x1="21.5cm" svg:y1="14.7cm" svg:x2="22cm" svg:y2="14.7cm">
          <text:p/>
        </draw:line>
        <draw:rect draw:style-name="gr1" draw:text-style-name="P9" draw:layer="layout" svg:width="1.5cm" svg:height="0.4cm" svg:x="22cm" svg:y="14.7cm">
          <text:p text:style-name="P1"><text:span text:style-name="T6">OB_ENG_3</text:span></text:p>
        </draw:rect>
        <draw:rect draw:style-name="gr1" draw:text-style-name="P9" draw:layer="layout" svg:width="2cm" svg:height="0.4cm" svg:x="19.5cm" svg:y="14.7cm">
          <text:p text:style-name="P1"><text:span text:style-name="T6">AZ_OB_ENG_3</text:span></text:p>
        </draw:rect>
        <draw:line draw:style-name="gr10" draw:text-style-name="P1" draw:layer="layout" svg:x1="21.5cm" svg:y1="14.1cm" svg:x2="22cm" svg:y2="14.1cm">
          <text:p/>
        </draw:line>
        <draw:rect draw:style-name="gr1" draw:text-style-name="P9" draw:layer="layout" svg:width="1.5cm" svg:height="0.4cm" svg:x="22cm" svg:y="13.5cm">
          <text:p text:style-name="P1"><text:span text:style-name="T6">OB_ENG_1</text:span></text:p>
        </draw:rect>
        <draw:rect draw:style-name="gr1" draw:text-style-name="P9" draw:layer="layout" svg:width="2cm" svg:height="0.4cm" svg:x="19.5cm" svg:y="13.5cm">
          <text:p text:style-name="P1"><text:span text:style-name="T6">AZ_OB_ENG_1</text:span></text:p>
        </draw:rect>
        <draw:line draw:style-name="gr10" draw:text-style-name="P1" draw:layer="layout" svg:x1="19cm" svg:y1="14.7cm" svg:x2="19.5cm" svg:y2="14.7cm">
          <text:p/>
        </draw:line>
        <draw:rect draw:style-name="gr1" draw:text-style-name="P9" draw:layer="layout" svg:width="2cm" svg:height="0.4cm" svg:x="16.5cm" svg:y="17.9cm">
          <text:p text:style-name="P1"><text:span text:style-name="T6">AZ_OB_BSPK</text:span></text:p>
        </draw:rect>
        <draw:rect draw:style-name="gr1" draw:text-style-name="P9" draw:layer="layout" svg:width="2cm" svg:height="0.4cm" svg:x="16.5cm" svg:y="15.8cm">
          <text:p text:style-name="P1"><text:span text:style-name="T6">AZ_OB_KAB</text:span></text:p>
        </draw:rect>
        <draw:rect draw:style-name="gr1" draw:text-style-name="P9" draw:layer="layout" svg:width="2cm" svg:height="0.4cm" svg:x="16.5cm" svg:y="16.5cm">
          <text:p text:style-name="P1"><text:span text:style-name="T6">AZ_OB_SALON</text:span></text:p>
        </draw:rect>
        <draw:rect draw:style-name="gr1" draw:text-style-name="P9" draw:layer="layout" svg:width="2cm" svg:height="0.4cm" svg:x="16.5cm" svg:y="17.2cm">
          <text:p text:style-name="P1"><text:span text:style-name="T6">AZ_SIG_GEAR</text:span></text:p>
        </draw:rect>
        <draw:line draw:style-name="gr10" draw:text-style-name="P1" draw:layer="layout" svg:x1="19cm" svg:y1="15.8cm" svg:x2="18.5cm" svg:y2="15.8cm">
          <text:p/>
        </draw:line>
        <draw:line draw:style-name="gr10" draw:text-style-name="P1" draw:layer="layout" svg:x1="19cm" svg:y1="16.5cm" svg:x2="18.5cm" svg:y2="16.5cm">
          <text:p/>
        </draw:line>
        <draw:line draw:style-name="gr10" draw:text-style-name="P1" draw:layer="layout" svg:x1="19cm" svg:y1="17.2cm" svg:x2="18.5cm" svg:y2="17.2cm">
          <text:p/>
        </draw:line>
        <draw:line draw:style-name="gr10" draw:text-style-name="P1" draw:layer="layout" svg:x1="23.8cm" svg:y1="10cm" svg:x2="23.8cm" svg:y2="19.5cm">
          <text:p/>
        </draw:line>
        <draw:rect draw:style-name="gr1" draw:text-style-name="P9" draw:layer="layout" svg:width="2cm" svg:height="0.4cm" svg:x="19.5cm" svg:y="15.9cm">
          <text:p text:style-name="P1"><text:span text:style-name="T6">AZ_FARA_L_R</text:span></text:p>
        </draw:rect>
        <draw:rect draw:style-name="gr1" draw:text-style-name="P7" draw:layer="layout" svg:width="1.5cm" svg:height="0.4cm" svg:x="22cm" svg:y="16.2cm">
          <text:p text:style-name="P1"><text:span text:style-name="T6">FARI_P</text:span></text:p>
        </draw:rect>
        <draw:rect draw:style-name="gr1" draw:text-style-name="P9" draw:layer="layout" svg:width="2cm" svg:height="0.4cm" svg:x="19.5cm" svg:y="16.5cm">
          <text:p text:style-name="P1"><text:span text:style-name="T6">AZ_FARA_L_P</text:span></text:p>
        </draw:rect>
        <draw:rect draw:style-name="gr1" draw:text-style-name="P7" draw:layer="layout" svg:width="1.5cm" svg:height="0.4cm" svg:x="22cm" svg:y="15.3cm">
          <text:p text:style-name="P1"><text:span text:style-name="T6">FARI_R</text:span></text:p>
        </draw:rect>
        <draw:rect draw:style-name="gr1" draw:text-style-name="P9" draw:layer="layout" svg:width="2cm" svg:height="0.4cm" svg:x="19.5cm" svg:y="15.3cm">
          <text:p text:style-name="P1"><text:span text:style-name="T6">AZ_FARA_R_R</text:span></text:p>
        </draw:rect>
        <draw:line draw:style-name="gr10" draw:text-style-name="P1" draw:layer="layout" svg:x1="19cm" svg:y1="17.9cm" svg:x2="18.5cm" svg:y2="17.9cm">
          <text:p/>
        </draw:line>
        <draw:rect draw:style-name="gr1" draw:text-style-name="P9" draw:layer="layout" svg:width="2cm" svg:height="0.4cm" svg:x="19.5cm" svg:y="17cm">
          <text:p text:style-name="P1"><text:span text:style-name="T6">AZ_FARA_R_P</text:span></text:p>
        </draw:rect>
        <draw:line draw:style-name="gr10" draw:text-style-name="P1" draw:layer="layout" svg:x1="19cm" svg:y1="17cm" svg:x2="19.5cm" svg:y2="17cm">
          <text:p/>
        </draw:line>
        <draw:line draw:style-name="gr10" draw:text-style-name="P1" draw:layer="layout" svg:x1="19cm" svg:y1="15.9cm" svg:x2="19.5cm" svg:y2="15.9cm">
          <text:p/>
        </draw:line>
        <draw:line draw:style-name="gr10" draw:text-style-name="P1" draw:layer="layout" svg:x1="19cm" svg:y1="15.3cm" svg:x2="19.5cm" svg:y2="15.3cm">
          <text:p/>
        </draw:line>
        <draw:line draw:style-name="gr10" draw:text-style-name="P1" draw:layer="layout" svg:x1="19cm" svg:y1="16.5cm" svg:x2="19.5cm" svg:y2="16.5cm">
          <text:p/>
        </draw:line>
        <draw:line draw:style-name="gr10" draw:text-style-name="P1" draw:layer="layout" svg:x1="21.5cm" svg:y1="15.3cm" svg:x2="22cm" svg:y2="15.3cm">
          <text:p/>
        </draw:line>
        <draw:line draw:style-name="gr10" draw:text-style-name="P1" draw:layer="layout" svg:x1="21.5cm" svg:y1="16cm" svg:x2="22cm" svg:y2="15.5cm">
          <text:p/>
        </draw:line>
        <draw:line draw:style-name="gr10" draw:text-style-name="P1" draw:layer="layout" svg:x1="21.5cm" svg:y1="16.5cm" svg:x2="22cm" svg:y2="16.2cm">
          <text:p/>
        </draw:line>
        <draw:line draw:style-name="gr10" draw:text-style-name="P1" draw:layer="layout" svg:x1="21.5cm" svg:y1="17cm" svg:x2="22cm" svg:y2="16.5cm">
          <text:p/>
        </draw:line>
        <draw:rect draw:style-name="gr1" draw:text-style-name="P9" draw:layer="layout" svg:width="2cm" svg:height="0.4cm" svg:x="16.5cm" svg:y="18.6cm">
          <text:p text:style-name="P1"><text:span text:style-name="T6">AZ_TRIM_ALER</text:span></text:p>
        </draw:rect>
        <draw:rect draw:style-name="gr1" draw:text-style-name="P9" draw:layer="layout" svg:width="2cm" svg:height="0.4cm" svg:x="16.5cm" svg:y="19.5cm">
          <text:p text:style-name="P1"><text:span text:style-name="T6">TRIM_ALER</text:span></text:p>
        </draw:rect>
        <draw:rect draw:style-name="gr1" draw:text-style-name="P9" draw:layer="layout" svg:width="2cm" svg:height="0.4cm" svg:x="19.5cm" svg:y="18.6cm">
          <text:p text:style-name="P1"><text:span text:style-name="T6">AZ_TRIM_RUD</text:span></text:p>
        </draw:rect>
        <draw:rect draw:style-name="gr1" draw:text-style-name="P9" draw:layer="layout" svg:width="2cm" svg:height="0.4cm" svg:x="19.5cm" svg:y="19.5cm">
          <text:p text:style-name="P1"><text:span text:style-name="T6">TRIM_RUD</text:span></text:p>
        </draw:rect>
        <draw:line draw:style-name="gr10" draw:text-style-name="P1" draw:layer="layout" svg:x1="19cm" svg:y1="18.8cm" svg:x2="18.5cm" svg:y2="18.8cm">
          <text:p/>
        </draw:line>
        <draw:line draw:style-name="gr10" draw:text-style-name="P1" draw:layer="layout" svg:x1="19cm" svg:y1="18.8cm" svg:x2="19.5cm" svg:y2="18.8cm">
          <text:p/>
        </draw:line>
        <draw:rect draw:style-name="gr1" draw:text-style-name="P9" draw:layer="layout" svg:width="1.5cm" svg:height="0.4cm" svg:x="22cm" svg:y="13.5cm">
          <text:p text:style-name="P1"><text:span text:style-name="T6">OB_ENG_1</text:span></text:p>
        </draw:rect>
        <draw:rect draw:style-name="gr1" draw:text-style-name="P9" draw:layer="layout" svg:width="2cm" svg:height="0.4cm" svg:x="19.5cm" svg:y="13.5cm">
          <text:p text:style-name="P1"><text:span text:style-name="T6">AZ_OB_ENG_1</text:span></text:p>
        </draw:rect>
        <draw:rect draw:style-name="gr1" draw:text-style-name="P9" draw:layer="layout" svg:width="1.5cm" svg:height="0.4cm" svg:x="22cm" svg:y="11.1cm">
          <text:p text:style-name="P1"><text:span text:style-name="T6">OB_ENG_1</text:span></text:p>
        </draw:rect>
        <draw:rect draw:style-name="gr1" draw:text-style-name="P9" draw:layer="layout" svg:width="2cm" svg:height="0.4cm" svg:x="19.5cm" svg:y="11.1cm">
          <text:p text:style-name="P1"><text:span text:style-name="T6">AZ_OB_ENG_1</text:span></text:p>
        </draw:rect>
        <draw:rect draw:style-name="gr1" draw:text-style-name="P9" draw:layer="layout" svg:width="1.5cm" svg:height="0.4cm" svg:x="22cm" svg:y="11.1cm">
          <text:p text:style-name="P1"><text:span text:style-name="T6">KOND</text:span></text:p>
        </draw:rect>
        <draw:rect draw:style-name="gr1" draw:text-style-name="P9" draw:layer="layout" svg:width="2cm" svg:height="0.4cm" svg:x="19.5cm" svg:y="11.1cm">
          <text:p text:style-name="P1"><text:span text:style-name="T6">AZ_KOND</text:span></text:p>
        </draw:rect>
        <draw:line draw:style-name="gr10" draw:text-style-name="P1" draw:layer="layout" svg:x1="19cm" svg:y1="13.5cm" svg:x2="19.5cm" svg:y2="13.5cm">
          <text:p/>
        </draw:line>
        <draw:line draw:style-name="gr10" draw:text-style-name="P1" draw:layer="layout" svg:x1="21.5cm" svg:y1="13.5cm" svg:x2="22cm" svg:y2="13.5cm">
          <text:p/>
        </draw:line>
        <draw:line draw:style-name="gr10" draw:text-style-name="P1" draw:layer="layout" svg:x1="17.5cm" svg:y1="19cm" svg:x2="17.5cm" svg:y2="19.5cm">
          <text:p/>
        </draw:line>
        <draw:line draw:style-name="gr10" draw:text-style-name="P1" draw:layer="layout" svg:x1="20.5cm" svg:y1="19cm" svg:x2="20.5cm" svg:y2="19.5cm">
          <text:p/>
        </draw:line>
        <draw:rect draw:style-name="gr1" draw:text-style-name="P9" draw:layer="layout" svg:width="2cm" svg:height="0.4cm" svg:x="16.5cm" svg:y="20.2cm">
          <text:p text:style-name="P1"><text:span text:style-name="T6">AZ_FUEL_LEV</text:span></text:p>
        </draw:rect>
        <draw:line draw:style-name="gr10" draw:text-style-name="P1" draw:layer="layout" svg:x1="19cm" svg:y1="20.5cm" svg:x2="18.5cm" svg:y2="20.5cm">
          <text:p/>
        </draw:line>
        <draw:rect draw:style-name="gr1" draw:text-style-name="P9" draw:layer="layout" svg:width="2cm" svg:height="0.4cm" svg:x="19.5cm" svg:y="20.2cm">
          <text:p text:style-name="P1"><text:span text:style-name="T6">AZ_STALL</text:span></text:p>
        </draw:rect>
        <draw:line draw:style-name="gr10" draw:text-style-name="P1" draw:layer="layout" svg:x1="19cm" svg:y1="20.5cm" svg:x2="19.5cm" svg:y2="20.5cm">
          <text:p/>
        </draw:line>
        <draw:rect draw:style-name="gr1" draw:text-style-name="P9" draw:layer="layout" svg:width="1cm" svg:height="0.4cm" svg:x="19.5cm" svg:y="17.7cm">
          <text:p text:style-name="P1"><text:span text:style-name="T6">AZ_KL</text:span></text:p>
        </draw:rect>
        <draw:rect draw:style-name="gr1" draw:text-style-name="P9" draw:layer="layout" svg:width="0.6cm" svg:height="0.4cm" svg:x="21cm" svg:y="17.7cm">
          <text:p text:style-name="P1"><text:span text:style-name="T6">KL</text:span></text:p>
        </draw:rect>
        <draw:line draw:style-name="gr10" draw:text-style-name="P1" draw:layer="layout" svg:x1="19cm" svg:y1="17.9cm" svg:x2="19.5cm" svg:y2="17.9cm">
          <text:p/>
        </draw:line>
        <draw:line draw:style-name="gr10" draw:text-style-name="P1" draw:layer="layout" svg:x1="20.5cm" svg:y1="17.9cm" svg:x2="21cm" svg:y2="17.9cm">
          <text:p/>
        </draw:line>
        <draw:rect draw:style-name="gr1" draw:text-style-name="P9" draw:layer="layout" svg:width="2cm" svg:height="0.4cm" svg:x="24.3cm" svg:y="10.8cm">
          <text:p text:style-name="P1"><text:span text:style-name="T6">AZ_PR_ENG_2</text:span></text:p>
        </draw:rect>
        <draw:rect draw:style-name="gr1" draw:text-style-name="P9" draw:layer="layout" svg:width="2cm" svg:height="0.4cm" svg:x="24.3cm" svg:y="11.4cm">
          <text:p text:style-name="P1"><text:span text:style-name="T6">AZ_PR_ENG_3</text:span></text:p>
        </draw:rect>
        <draw:rect draw:style-name="gr1" draw:text-style-name="P9" draw:layer="layout" svg:width="2cm" svg:height="0.4cm" svg:x="24.3cm" svg:y="10.2cm">
          <text:p text:style-name="P1"><text:span text:style-name="T6">AZ_OB_ENG_1</text:span></text:p>
        </draw:rect>
        <draw:rect draw:style-name="gr1" draw:text-style-name="P9" draw:layer="layout" svg:width="2cm" svg:height="0.4cm" svg:x="24.3cm" svg:y="10.2cm">
          <text:p text:style-name="P1"><text:span text:style-name="T6">AZ_PR_ENG_1</text:span></text:p>
        </draw:rect>
        <draw:line draw:style-name="gr10" draw:text-style-name="P1" draw:layer="layout" svg:x1="19cm" svg:y1="11.1cm" svg:x2="19.5cm" svg:y2="11.1cm">
          <text:p/>
        </draw:line>
        <draw:line draw:style-name="gr10" draw:text-style-name="P1" draw:layer="layout" svg:x1="21.5cm" svg:y1="11.1cm" svg:x2="22cm" svg:y2="11.1cm">
          <text:p/>
        </draw:line>
        <draw:line draw:style-name="gr10" draw:text-style-name="P1" draw:layer="layout" svg:x1="23.8cm" svg:y1="10.2cm" svg:x2="24.3cm" svg:y2="10.2cm">
          <text:p/>
        </draw:line>
        <draw:line draw:style-name="gr10" draw:text-style-name="P1" draw:layer="layout" svg:x1="23.8cm" svg:y1="10.9cm" svg:x2="24.3cm" svg:y2="10.9cm">
          <text:p/>
        </draw:line>
        <draw:line draw:style-name="gr10" draw:text-style-name="P1" draw:layer="layout" svg:x1="23.8cm" svg:y1="11.4cm" svg:x2="24.3cm" svg:y2="11.4cm">
          <text:p/>
        </draw:line>
        <draw:rect draw:style-name="gr1" draw:text-style-name="P9" draw:layer="layout" svg:width="1.5cm" svg:height="0.4cm" svg:x="24.3cm" svg:y="12.1cm">
          <text:p text:style-name="P1"><text:span text:style-name="T6">OB_ENG_1</text:span></text:p>
        </draw:rect>
        <draw:rect draw:style-name="gr1" draw:text-style-name="P9" draw:layer="layout" svg:width="1.7cm" svg:height="0.4cm" svg:x="24.3cm" svg:y="12.1cm">
          <text:p text:style-name="P1"><text:span text:style-name="T6">AZ_SIGNAL_1</text:span></text:p>
        </draw:rect>
        <draw:line draw:style-name="gr10" draw:text-style-name="P1" draw:layer="layout" svg:x1="23.8cm" svg:y1="12.1cm" svg:x2="24.3cm" svg:y2="12.1cm">
          <text:p/>
        </draw:line>
        <draw:line draw:style-name="gr10" draw:text-style-name="P1" draw:layer="layout" svg:x1="23.8cm" svg:y1="12.7cm" svg:x2="24.3cm" svg:y2="12.7cm">
          <text:p/>
        </draw:line>
        <draw:line draw:style-name="gr10" draw:text-style-name="P1" draw:layer="layout" svg:x1="23.8cm" svg:y1="13.3cm" svg:x2="24.3cm" svg:y2="13.3cm">
          <text:p/>
        </draw:line>
        <draw:rect draw:style-name="gr1" draw:text-style-name="P9" draw:layer="layout" svg:width="1cm" svg:height="0.4cm" svg:x="24.3cm" svg:y="13.9cm">
          <text:p text:style-name="P1"><text:span text:style-name="T6">AZ_KOL</text:span></text:p>
        </draw:rect>
        <draw:rect draw:style-name="gr1" draw:text-style-name="P9" draw:layer="layout" svg:width="0.6cm" svg:height="0.4cm" svg:x="25.8cm" svg:y="13.9cm">
          <text:p text:style-name="P1"><text:span text:style-name="T6">KOL</text:span></text:p>
        </draw:rect>
        <draw:line draw:style-name="gr10" draw:text-style-name="P1" draw:layer="layout" svg:x1="25.3cm" svg:y1="14.1cm" svg:x2="25.8cm" svg:y2="14.1cm">
          <text:p/>
        </draw:line>
        <draw:rect draw:style-name="gr1" draw:text-style-name="P9" draw:layer="layout" svg:width="1cm" svg:height="0.4cm" svg:x="24.3cm" svg:y="14.6cm">
          <text:p text:style-name="P1"><text:span text:style-name="T6">AZ_OB</text:span></text:p>
        </draw:rect>
        <draw:rect draw:style-name="gr1" draw:text-style-name="P9" draw:layer="layout" svg:width="0.6cm" svg:height="0.4cm" svg:x="25.8cm" svg:y="14.6cm">
          <text:p text:style-name="P1"><text:span text:style-name="T6">OB</text:span></text:p>
        </draw:rect>
        <draw:line draw:style-name="gr10" draw:text-style-name="P1" draw:layer="layout" svg:x1="25.3cm" svg:y1="14.8cm" svg:x2="25.8cm" svg:y2="14.8cm">
          <text:p/>
        </draw:line>
        <draw:line draw:style-name="gr10" draw:text-style-name="P1" draw:layer="layout" svg:x1="23.8cm" svg:y1="14.1cm" svg:x2="24.3cm" svg:y2="14.1cm">
          <text:p/>
        </draw:line>
        <draw:line draw:style-name="gr10" draw:text-style-name="P1" draw:layer="layout" svg:x1="23.8cm" svg:y1="14.8cm" svg:x2="24.3cm" svg:y2="14.8cm">
          <text:p/>
        </draw:line>
        <draw:rect draw:style-name="gr1" draw:text-style-name="P9" draw:layer="layout" svg:width="1.2cm" svg:height="0.4cm" svg:x="24.3cm" svg:y="15.2cm">
          <text:p text:style-name="P1"><text:span text:style-name="T6">AZ_PK_L</text:span></text:p>
        </draw:rect>
        <draw:rect draw:style-name="gr1" draw:text-style-name="P9" draw:layer="layout" svg:width="0.8cm" svg:height="0.4cm" svg:x="26cm" svg:y="15.2cm">
          <text:p text:style-name="P1"><text:span text:style-name="T6">PK_L</text:span></text:p>
        </draw:rect>
        <draw:line draw:style-name="gr10" draw:text-style-name="P1" draw:layer="layout" svg:x1="25.5cm" svg:y1="15.4cm" svg:x2="26cm" svg:y2="15.4cm">
          <text:p/>
        </draw:line>
        <draw:line draw:style-name="gr10" draw:text-style-name="P1" draw:layer="layout" svg:x1="23.8cm" svg:y1="15.4cm" svg:x2="24.3cm" svg:y2="15.4cm">
          <text:p/>
        </draw:line>
        <draw:rect draw:style-name="gr1" draw:text-style-name="P9" draw:layer="layout" svg:width="1.2cm" svg:height="0.4cm" svg:x="24.3cm" svg:y="15.8cm">
          <text:p text:style-name="P1"><text:span text:style-name="T6">AZ_PK_S</text:span></text:p>
        </draw:rect>
        <draw:rect draw:style-name="gr1" draw:text-style-name="P9" draw:layer="layout" svg:width="0.8cm" svg:height="0.4cm" svg:x="26cm" svg:y="15.8cm">
          <text:p text:style-name="P1"><text:span text:style-name="T6">PK_S</text:span></text:p>
        </draw:rect>
        <draw:line draw:style-name="gr10" draw:text-style-name="P1" draw:layer="layout" svg:x1="25.5cm" svg:y1="16cm" svg:x2="26cm" svg:y2="16cm">
          <text:p/>
        </draw:line>
        <draw:rect draw:style-name="gr1" draw:text-style-name="P9" draw:layer="layout" svg:width="1.2cm" svg:height="0.4cm" svg:x="24.3cm" svg:y="16.4cm">
          <text:p text:style-name="P1"><text:span text:style-name="T6">AZ_PK_R</text:span></text:p>
        </draw:rect>
        <draw:rect draw:style-name="gr1" draw:text-style-name="P9" draw:layer="layout" svg:width="0.8cm" svg:height="0.4cm" svg:x="26cm" svg:y="16.4cm">
          <text:p text:style-name="P1"><text:span text:style-name="T6">PK_R</text:span></text:p>
        </draw:rect>
        <draw:line draw:style-name="gr10" draw:text-style-name="P1" draw:layer="layout" svg:x1="25.5cm" svg:y1="16.6cm" svg:x2="26cm" svg:y2="16.6cm">
          <text:p/>
        </draw:line>
        <draw:line draw:style-name="gr10" draw:text-style-name="P1" draw:layer="layout" svg:x1="23.8cm" svg:y1="16cm" svg:x2="24.3cm" svg:y2="16cm">
          <text:p/>
        </draw:line>
        <draw:line draw:style-name="gr10" draw:text-style-name="P1" draw:layer="layout" svg:x1="23.8cm" svg:y1="16.6cm" svg:x2="24.3cm" svg:y2="16.6cm">
          <text:p/>
        </draw:line>
        <draw:rect draw:style-name="gr1" draw:text-style-name="P9" draw:layer="layout" svg:width="1.2cm" svg:height="0.4cm" svg:x="24.3cm" svg:y="17cm">
          <text:p text:style-name="P1"><text:span text:style-name="T6">AZ_PS_1</text:span></text:p>
        </draw:rect>
        <draw:rect draw:style-name="gr1" draw:text-style-name="P9" draw:layer="layout" svg:width="0.8cm" svg:height="0.4cm" svg:x="26cm" svg:y="17cm">
          <text:p text:style-name="P1"><text:span text:style-name="T6">PS_1</text:span></text:p>
        </draw:rect>
        <draw:line draw:style-name="gr10" draw:text-style-name="P1" draw:layer="layout" svg:x1="25.5cm" svg:y1="17.2cm" svg:x2="26cm" svg:y2="17.2cm">
          <text:p/>
        </draw:line>
        <draw:rect draw:style-name="gr1" draw:text-style-name="P9" draw:layer="layout" svg:width="1.2cm" svg:height="0.4cm" svg:x="24.3cm" svg:y="17.6cm">
          <text:p text:style-name="P1"><text:span text:style-name="T6">AZ_PS_2</text:span></text:p>
        </draw:rect>
        <draw:rect draw:style-name="gr1" draw:text-style-name="P9" draw:layer="layout" svg:width="0.8cm" svg:height="0.4cm" svg:x="26cm" svg:y="17.6cm">
          <text:p text:style-name="P1"><text:span text:style-name="T6">PS_2</text:span></text:p>
        </draw:rect>
        <draw:line draw:style-name="gr10" draw:text-style-name="P1" draw:layer="layout" svg:x1="25.5cm" svg:y1="17.8cm" svg:x2="26cm" svg:y2="17.8cm">
          <text:p/>
        </draw:line>
        <draw:rect draw:style-name="gr1" draw:text-style-name="P9" draw:layer="layout" svg:width="1.2cm" svg:height="0.4cm" svg:x="24.3cm" svg:y="18.2cm">
          <text:p text:style-name="P1"><text:span text:style-name="T6">AZ_PS_3</text:span></text:p>
        </draw:rect>
        <draw:rect draw:style-name="gr1" draw:text-style-name="P9" draw:layer="layout" svg:width="0.8cm" svg:height="0.4cm" svg:x="26cm" svg:y="18.2cm">
          <text:p text:style-name="P1"><text:span text:style-name="T6">PS_3</text:span></text:p>
        </draw:rect>
        <draw:line draw:style-name="gr10" draw:text-style-name="P1" draw:layer="layout" svg:x1="25.5cm" svg:y1="18.4cm" svg:x2="26cm" svg:y2="18.4cm">
          <text:p/>
        </draw:line>
        <draw:line draw:style-name="gr10" draw:text-style-name="P1" draw:layer="layout" svg:x1="23.8cm" svg:y1="17.2cm" svg:x2="24.3cm" svg:y2="17.2cm">
          <text:p/>
        </draw:line>
        <draw:line draw:style-name="gr10" draw:text-style-name="P1" draw:layer="layout" svg:x1="23.8cm" svg:y1="17.8cm" svg:x2="24.3cm" svg:y2="17.8cm">
          <text:p/>
        </draw:line>
        <draw:line draw:style-name="gr10" draw:text-style-name="P1" draw:layer="layout" svg:x1="23.8cm" svg:y1="18.4cm" svg:x2="24.3cm" svg:y2="18.4cm">
          <text:p/>
        </draw:line>
        <draw:rect draw:style-name="gr1" draw:text-style-name="P9" draw:layer="layout" svg:width="1.4cm" svg:height="0.4cm" svg:x="21.9cm" svg:y="17cm">
          <text:p text:style-name="P1"><text:span text:style-name="T6">AZ_PKL_1</text:span></text:p>
        </draw:rect>
        <draw:rect draw:style-name="gr1" draw:text-style-name="P9" draw:layer="layout" svg:width="1.4cm" svg:height="0.4cm" svg:x="21.9cm" svg:y="17.6cm">
          <text:p text:style-name="P1"><text:span text:style-name="T6">AZ_PKL_2</text:span></text:p>
        </draw:rect>
        <draw:rect draw:style-name="gr1" draw:text-style-name="P9" draw:layer="layout" svg:width="1.4cm" svg:height="0.4cm" svg:x="21.9cm" svg:y="18.2cm">
          <text:p text:style-name="P1"><text:span text:style-name="T6">AZ_PKL_3</text:span></text:p>
        </draw:rect>
        <draw:line draw:style-name="gr10" draw:text-style-name="P1" draw:layer="layout" svg:x1="23.8cm" svg:y1="17.2cm" svg:x2="23.3cm" svg:y2="17.2cm">
          <text:p/>
        </draw:line>
        <draw:line draw:style-name="gr10" draw:text-style-name="P1" draw:layer="layout" svg:x1="23.8cm" svg:y1="17.8cm" svg:x2="23.3cm" svg:y2="17.8cm">
          <text:p/>
        </draw:line>
        <draw:line draw:style-name="gr10" draw:text-style-name="P1" draw:layer="layout" svg:x1="23.8cm" svg:y1="18.4cm" svg:x2="23.3cm" svg:y2="18.4cm">
          <text:p/>
        </draw:line>
        <draw:line draw:style-name="gr10" draw:text-style-name="P1" draw:layer="layout" svg:x1="23.8cm" svg:y1="19.5cm" svg:x2="23.8cm" svg:y2="20.5cm">
          <text:p/>
        </draw:line>
        <draw:rect draw:style-name="gr1" draw:text-style-name="P9" draw:layer="layout" svg:width="1.4cm" svg:height="0.4cm" svg:x="21.9cm" svg:y="18.8cm">
          <text:p text:style-name="P1"><text:span text:style-name="T6">AZ_STAR_1</text:span></text:p>
        </draw:rect>
        <draw:rect draw:style-name="gr1" draw:text-style-name="P9" draw:layer="layout" svg:width="1.4cm" svg:height="0.4cm" svg:x="21.9cm" svg:y="19.4cm">
          <text:p text:style-name="P1"><text:span text:style-name="T6">AZ_STAR_2</text:span></text:p>
        </draw:rect>
        <draw:rect draw:style-name="gr1" draw:text-style-name="P9" draw:layer="layout" svg:width="1.4cm" svg:height="0.4cm" svg:x="21.9cm" svg:y="20cm">
          <text:p text:style-name="P1"><text:span text:style-name="T6">AZ_STAR_3</text:span></text:p>
        </draw:rect>
        <draw:line draw:style-name="gr10" draw:text-style-name="P1" draw:layer="layout" svg:x1="23.8cm" svg:y1="19cm" svg:x2="23.3cm" svg:y2="19cm">
          <text:p/>
        </draw:line>
        <draw:line draw:style-name="gr10" draw:text-style-name="P1" draw:layer="layout" svg:x1="23.8cm" svg:y1="19.6cm" svg:x2="23.3cm" svg:y2="19.6cm">
          <text:p/>
        </draw:line>
        <draw:line draw:style-name="gr10" draw:text-style-name="P1" draw:layer="layout" svg:x1="23.8cm" svg:y1="20.2cm" svg:x2="23.3cm" svg:y2="20.2cm">
          <text:p/>
        </draw:line>
        <draw:rect draw:style-name="gr1" draw:text-style-name="P9" draw:layer="layout" svg:width="1.4cm" svg:height="0.4cm" svg:x="24.3cm" svg:y="18.8cm">
          <text:p text:style-name="P1"><text:span text:style-name="T6">AZ_S_ZAP</text:span></text:p>
        </draw:rect>
        <draw:rect draw:style-name="gr1" draw:text-style-name="P9" draw:layer="layout" svg:width="1.6cm" svg:height="0.4cm" svg:x="24.3cm" svg:y="19.4cm">
          <text:p text:style-name="P1"><text:span text:style-name="T6">AZ_PO_BEZ</text:span></text:p>
        </draw:rect>
        <draw:rect draw:style-name="gr1" draw:text-style-name="P9" draw:layer="layout" svg:width="1.6cm" svg:height="0.4cm" svg:x="24.3cm" svg:y="20cm">
          <text:p text:style-name="P1"><text:span text:style-name="T6">AZ_Z_AI_9</text:span></text:p>
        </draw:rect>
        <draw:line draw:style-name="gr10" draw:text-style-name="P1" draw:layer="layout" svg:x1="23.8cm" svg:y1="19.6cm" svg:x2="24.3cm" svg:y2="19.6cm">
          <text:p/>
        </draw:line>
        <draw:line draw:style-name="gr10" draw:text-style-name="P1" draw:layer="layout" svg:x1="23.8cm" svg:y1="20.2cm" svg:x2="24.3cm" svg:y2="20.2cm">
          <text:p/>
        </draw:line>
        <draw:rect draw:style-name="gr3" draw:text-style-name="P7" draw:layer="layout" svg:width="1cm" svg:height="0.5cm" svg:x="4.4cm" svg:y="18.272cm">
          <text:p text:style-name="P1"><text:span text:style-name="T4">T_AP</text:span></text:p>
        </draw:rect>
        <draw:rect draw:style-name="gr3" draw:text-style-name="P7" draw:layer="layout" svg:width="1.1cm" svg:height="0.5cm" svg:x="4.4cm" svg:y="18.972cm">
          <text:p text:style-name="P1"><text:span text:style-name="T4">VKL_AP</text:span></text:p>
        </draw:rect>
        <draw:rect draw:style-name="gr3" draw:text-style-name="P7" draw:layer="layout" svg:width="1cm" svg:height="0.5cm" svg:x="4.4cm" svg:y="17.372cm">
          <text:p text:style-name="P1"><text:span text:style-name="T4">H_AP</text:span></text:p>
        </draw:rect>
        <draw:line draw:style-name="gr10" draw:text-style-name="P1" draw:layer="layout" svg:x1="2.9cm" svg:y1="19.8cm" svg:x2="4.4cm" svg:y2="17.5cm">
          <text:p/>
        </draw:line>
        <draw:line draw:style-name="gr10" draw:text-style-name="P1" draw:layer="layout" svg:x1="3cm" svg:y1="20cm" svg:x2="4.4cm" svg:y2="18.5cm">
          <text:p/>
        </draw:line>
        <draw:line draw:style-name="gr10" draw:text-style-name="P1" draw:layer="layout" svg:x1="3cm" svg:y1="20cm" svg:x2="4.4cm" svg:y2="19cm">
          <text:p/>
        </draw:line>
        <draw:rect draw:style-name="gr4" draw:text-style-name="P8" draw:layer="layout" svg:width="2.4cm" svg:height="0.5cm" svg:x="11.3cm" svg:y="7.7cm">
          <text:p text:style-name="P1"><text:span text:style-name="T5">AZ_OBSTEK_SLAB_R</text:span></text:p>
        </draw:rect>
        <draw:rect draw:style-name="gr4" draw:text-style-name="P8" draw:layer="layout" svg:width="2.2cm" svg:height="0.5cm" svg:x="11.3cm" svg:y="6.5cm">
          <text:p text:style-name="P1"><text:span text:style-name="T5">AZ_OBSTEK_SIL_L</text:span></text:p>
        </draw:rect>
        <draw:rect draw:style-name="gr4" draw:text-style-name="P8" draw:layer="layout" svg:width="2.2cm" svg:height="0.5cm" svg:x="11.3cm" svg:y="7.1cm">
          <text:p text:style-name="P1"><text:span text:style-name="T5">AZ_OBSTEK_SIL_R</text:span></text:p>
        </draw:rect>
        <draw:rect draw:style-name="gr4" draw:text-style-name="P8" draw:layer="layout" svg:width="2.2cm" svg:height="0.5cm" svg:x="14.8cm" svg:y="8.4cm">
          <text:p text:style-name="P1"><text:span text:style-name="T5">AZ_OBSTEK_PRIN</text:span></text:p>
        </draw:rect>
        <draw:rect draw:style-name="gr4" draw:text-style-name="P8" draw:layer="layout" svg:width="2.4cm" svg:height="0.5cm" svg:x="11.3cm" svg:y="8.4cm">
          <text:p text:style-name="P1"><text:span text:style-name="T5">AZ_OBSTEK_SLAB_L</text:span></text:p>
        </draw:rect>
        <draw:line draw:style-name="gr10" draw:text-style-name="P1" draw:layer="layout" svg:x1="15cm" svg:y1="7cm" svg:x2="13.5cm" svg:y2="6.5cm">
          <text:p/>
        </draw:line>
        <draw:line draw:style-name="gr10" draw:text-style-name="P1" draw:layer="layout" svg:x1="14.7cm" svg:y1="7.5cm" svg:x2="13.5cm" svg:y2="7.5cm">
          <text:p/>
        </draw:line>
        <draw:line draw:style-name="gr10" draw:text-style-name="P1" draw:layer="layout" svg:x1="15.6cm" svg:y1="7.5cm" svg:x2="13.7cm" svg:y2="8cm">
          <text:p/>
        </draw:line>
        <draw:line draw:style-name="gr10" draw:text-style-name="P1" draw:layer="layout" svg:x1="15.7cm" svg:y1="7.5cm" svg:x2="13.7cm" svg:y2="8.5cm">
          <text:p/>
        </draw:line>
        <draw:line draw:style-name="gr10" draw:text-style-name="P1" draw:layer="layout" svg:x1="16cm" svg:y1="7.5cm" svg:x2="16cm" svg:y2="8.4cm">
          <text:p/>
        </draw:line>
        <draw:line draw:style-name="gr10" draw:text-style-name="P1" draw:layer="layout" svg:x1="23cm" svg:y1="9.5cm" svg:x2="7.5cm" svg:y2="9.5cm">
          <text:p/>
        </draw:line>
        <draw:line draw:style-name="gr10" draw:text-style-name="P1" draw:layer="layout" svg:x1="8.5cm" svg:y1="9.5cm" svg:x2="8.5cm" svg:y2="8.2cm">
          <text:p/>
        </draw:line>
        <draw:line draw:style-name="gr10" draw:text-style-name="P1" draw:layer="layout" svg:x1="8.5cm" svg:y1="8.2cm" svg:x2="7.7cm" svg:y2="8.2cm">
          <text:p/>
        </draw:line>
        <draw:rect draw:style-name="gr1" draw:text-style-name="P9" draw:layer="layout" svg:width="1.5cm" svg:height="0.4cm" svg:x="24.3cm" svg:y="12.6cm">
          <text:p text:style-name="P1"><text:span text:style-name="T6">OB_ENG_1</text:span></text:p>
        </draw:rect>
        <draw:rect draw:style-name="gr1" draw:text-style-name="P9" draw:layer="layout" svg:width="1.7cm" svg:height="0.4cm" svg:x="24.3cm" svg:y="12.6cm">
          <text:p text:style-name="P1"><text:span text:style-name="T6">AZ_SIGNAL_2</text:span></text:p>
        </draw:rect>
        <draw:rect draw:style-name="gr1" draw:text-style-name="P9" draw:layer="layout" svg:width="1.5cm" svg:height="0.4cm" svg:x="24.3cm" svg:y="13.2cm">
          <text:p text:style-name="P1"><text:span text:style-name="T6">OB_ENG_1</text:span></text:p>
        </draw:rect>
        <draw:rect draw:style-name="gr1" draw:text-style-name="P9" draw:layer="layout" svg:width="1.7cm" svg:height="0.4cm" svg:x="24.3cm" svg:y="13.2cm">
          <text:p text:style-name="P1"><text:span text:style-name="T6">AZ_SIGNAL_3</text:span></text:p>
        </draw:rect>
        <draw:line draw:style-name="gr10" draw:text-style-name="P1" draw:layer="layout" svg:x1="23.8cm" svg:y1="19cm" svg:x2="24.3cm" svg:y2="19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7H15M28S</meta:editing-duration>
    <meta:editing-cycles>113</meta:editing-cycles>
    <meta:generator>OpenOffice.org/3.1$Win32 OpenOffice.org_project/310m19$Build-9420</meta:generator>
    <dc:date>2010-04-25T01:29:33.72</dc:date>
    <meta:document-statistic meta:object-count="377"/>
  </office:meta>
</office:document-meta>
</file>